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0.65cm" fo:min-width="18.2cm" draw:shadow="visibl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cm" fo:min-width="9.111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8.954cm" fo:min-width="10.907cm"/>
      <style:paragraph-properties style:writing-mode="lr-tb"/>
    </style:style>
    <style:style style:name="gr5" style:family="graphic" style:parent-style-name="standard">
      <style:graphic-properties draw:auto-grow-height="false" fo:min-height="1.87cm" fo:min-width="3.62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4.14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51cm" fo:min-width="18.201cm"/>
      <style:paragraph-properties style:writing-mode="lr-tb"/>
    </style:style>
    <style:style style:name="gr8" style:family="graphic" style:parent-style-name="standard">
      <style:graphic-properties draw:auto-grow-height="false" fo:min-height="3.824cm" fo:min-width="4.774cm" fo:wrap-option="no-wrap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915cm" fo:min-width="17.966cm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9.137cm" fo:min-width="10.385cm"/>
      <style:paragraph-properties style:writing-mode="lr-tb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5.87cm" fo:min-width="3.92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51cm" fo:min-width="18.201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2.91cm" fo:min-width="4.061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3cm" fo:min-width="16.25cm"/>
      <style:paragraph-properties style:writing-mode="lr-tb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3.36cm" fo:min-width="7.009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1.645cm" fo:min-width="6.896cm"/>
      <style:paragraph-properties style:writing-mode="lr-tb"/>
    </style:style>
    <style:style style:name="gr17" style:family="graphic" style:parent-style-name="standard">
      <style:graphic-properties draw:auto-grow-height="false" fo:min-height="2.522cm" fo:min-width="3.472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18.201cm"/>
      <style:paragraph-properties style:writing-mode="lr-tb"/>
    </style:style>
    <style:style style:name="gr20" style:family="graphic" style:parent-style-name="standard">
      <style:graphic-properties draw:fill-color="#dee6ef" draw:textarea-horizontal-align="justify" draw:textarea-vertical-align="middle" draw:auto-grow-height="false" fo:min-height="6.97cm" fo:min-width="8.5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0.924cm" fo:min-width="17.074cm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6.878cm" fo:min-width="5.72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18.201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2.546cm" fo:min-width="4.09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851cm" fo:min-width="18.201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5.669cm" fo:min-width="3.92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dee6ef"/>
      <style:paragraph-properties fo:text-align="center" style:writing-mode="lr-tb"/>
      <style:text-properties fo:font-size="18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uk" fo:country="U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1. Frame editor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961cm" svg:height="3.6cm" draw:transform="rotate (1.5707963267949) translate (17.5cm 13.6cm)">
          <text:p text:style-name="P3"><text:span text:style-name="T2">Palette and t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2.401cm" svg:height="10.198cm" svg:x="4.199cm" svg:y="3.402cm">
          <text:p text:style-name="P3"><text:span text:style-name="T2">Zoomed with scrollbars image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6cm" svg:height="2.6cm" svg:x="22.6cm" svg:y="7.5cm">
          <text:p text:style-name="P5"><text:span text:style-name="T2">Frame </text:span></text:p>
          <text:p text:style-name="P5"><text:span text:style-name="T2">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6" draw:layer="layout" svg:width="27.301cm" svg:height="4.399cm" svg:x="1.399cm" svg:y="17.201cm">
          <draw:text-box>
            <text:p><text:span text:style-name="T2">In this tab user can edit frame and add it to current action timeline. Here possible create new image pixel-by-pixel, import any frame from library or single file, resize/move frame image, use some special drawing tools etc.</text:span></text:p>
          </draw:text-box>
        </draw:frame>
        <draw:custom-shape draw:style-name="gr7" draw:text-style-name="P3" draw:layer="layout" svg:width="18.701cm" svg:height="1.301cm" svg:x="3.098cm" svg:y="1.9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cm" svg:height="5cm" svg:x="22.6cm" svg:y="1.8cm">
          <text:p text:style-name="P5"><text:span text:style-name="T2">Reference </text:span></text:p>
          <text:p text:style-name="P5"><text:span text:style-name="T2">image</text:span></text:p>
          <text:p text:style-name="P5"><text:span text:style-name="T2">windo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5" draw:layer="layout" svg:width="4.6cm" svg:height="2.6cm" svg:x="22.601cm" svg:y="11.501cm">
          <text:p text:style-name="P5"><text:span text:style-name="T2">Layers </text:span></text:p>
          <text:p text:style-name="P5"><text:span text:style-name="T2">lis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8" draw:layer="layout" svg:width="18.7cm" svg:height="2.399cm" svg:x="3.3cm" svg:y="14.301cm">
          <text:p text:style-name="P7">Current action animation fram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4. Source image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899cm" svg:height="10.401cm" svg:x="9.5cm" svg:y="3.5cm">
          <text:p text:style-name="P3"><text:span text:style-name="T2">Source image</text:span></text:p>
          <text:p text:style-name="P3"><text:span text:style-name="T2">Used for import new frames to editor ta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4.901cm" svg:height="6.598cm" svg:x="4.199cm" svg:y="3.402cm">
          <text:p text:style-name="P3"><text:span text:style-name="T2">Autodetected</text:span></text:p>
          <text:p text:style-name="P3"><text:span text:style-name="T2">Or user-defined</text:span></text:p>
          <text:p text:style-name="P3"><text:span text:style-name="T2">Frames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7.301cm" svg:height="4.399cm" svg:x="1.399cm" svg:y="15.601cm">
          <draw:text-box>
            <text:p><text:span text:style-name="T2">In this tab user can autodetect or manually select/edit autodetected frames, then copy it to editor and add to selected action (and create resut spritesheet after)</text:span></text:p>
          </draw:text-box>
        </draw:frame>
        <draw:custom-shape draw:style-name="gr12" draw:text-style-name="P3" draw:layer="layout" svg:width="18.701cm" svg:height="1.201cm" svg:x="3.098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901cm" svg:height="3.5cm" svg:x="4.199cm" svg:y="10.3cm">
          <text:p text:style-name="P3"><text:span text:style-name="T2">Selected area</text:span></text:p>
          <text:p text:style-name="P3"><text:span text:style-name="T2">Properties ed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Звичайний">
        <draw:frame draw:style-name="gr1" draw:text-style-name="P9" draw:layer="layout" svg:width="19cm" svg:height="2.5cm" svg:x="1.101cm" svg:y="1.101cm">
          <draw:text-box>
            <text:p><text:span text:style-name="T3">2. Actions tab</text:span></text:p>
          </draw:text-box>
        </draw:frame>
        <draw:custom-shape draw:style-name="gr2" draw:text-style-name="P2" draw:layer="layout" svg:width="18.7cm" svg:height="10.9cm" svg:x="3.1cm" svg:y="3.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7.1cm" svg:height="3.6cm" svg:x="4.3cm" svg:y="10.3cm">
          <text:p text:style-name="P7">Current action animation timelin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7.899cm" svg:height="4cm" svg:x="4.001cm" svg:y="5.7cm">
          <text:p text:style-name="P7">Current action properties</text:p>
          <text:p text:style-name="P7">(frames count,etc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draw:layer="layout" svg:width="7.6cm" svg:height="2.099cm" svg:x="4.2cm" svg:y="3.401cm">
          <text:p text:style-name="P7">Sprite actions list com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6cm" svg:height="3.4cm" svg:x="15.6cm" svg:y="4.1cm">
          <text:p text:style-name="P10">Action preview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8" draw:text-style-name="P11" draw:layer="layout" svg:width="18.6cm" svg:height="5.7cm" svg:x="1.4cm" svg:y="15.6cm">
          <draw:text-box>
            <text:p>In this tab user can create new actions, edit action properties and preview action animation.</text:p>
          </draw:text-box>
        </draw:frame>
        <draw:custom-shape draw:style-name="gr19" draw:text-style-name="P7" draw:layer="layout" svg:width="18.701cm" svg:height="1.2cm" svg:x="3.099cm" svg:y="2cm">
          <text:p text:style-name="P7">Toolbar with tab specified operations and parameter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Звичайний">
        <draw:frame draw:style-name="gr1" draw:text-style-name="P1" draw:layer="layout" svg:width="19cm" svg:height="2.5cm" svg:x="1.3cm" svg:y="1cm">
          <draw:text-box>
            <text:p><text:span text:style-name="T1">1. Project summary tab</text:span></text:p>
          </draw:text-box>
        </draw:frame>
        <draw:custom-shape draw:style-name="gr2" draw:text-style-name="P2" draw:layer="layout" svg:width="18.7cm" svg:height="10.9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9.8cm" svg:height="8cm" svg:x="11.8cm" svg:y="5.5cm">
          <text:p text:style-name="P3"><text:span text:style-name="T2">Result spritesheet</text:span></text:p>
          <text:p text:style-name="P3"><text:span text:style-name="T2">(with autoscrollba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7.7cm" svg:height="1.3cm" svg:x="3.9cm" svg:y="4cm">
          <text:p text:style-name="P3"><text:span text:style-name="T2">Project path and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6.9cm" svg:height="7.8cm" svg:x="4.001cm" svg:y="5.6cm">
          <text:p text:style-name="P3"><text:span text:style-name="T2">Sprite properties</text:span></text:p>
          <text:p text:style-name="P3"><text:span text:style-name="T2">(based on JSON</text:span></text:p>
          <text:p text:style-name="P3"><text:span text:style-name="T2">File form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8.6cm" svg:height="5.7cm" svg:x="1.4cm" svg:y="15.6cm">
          <draw:text-box>
            <text:p><text:span text:style-name="T2">In sprite actions list all actions defined to current sprite.</text:span></text:p>
            <text:p><text:span text:style-name="T2"/></text:p>
          </draw:text-box>
        </draw:frame>
        <draw:custom-shape draw:style-name="gr23" draw:text-style-name="P3" draw:layer="layout" svg:width="18.701cm" svg:height="1.5cm" svg:x="3.199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5. Library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1.899cm" svg:height="10.401cm" svg:x="9.5cm" svg:y="3.5cm">
          <text:p text:style-name="P3"><text:span text:style-name="T2">Image 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4.901cm" svg:height="3.098cm" svg:x="4.199cm" svg:y="3.402cm">
          <text:p text:style-name="P3"><text:span text:style-name="T2">Catego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7.301cm" svg:height="4.399cm" svg:x="1.399cm" svg:y="15.601cm">
          <draw:text-box>
            <text:p><text:span text:style-name="T2">In this tab user can manage local sprite library: add categories, import images to current category, move images between categories etc...</text:span></text:p>
            <text:p><text:span text:style-name="T2">Also user can select any image by double clicking on it and edit frames in ‘Source image’ tab.</text:span></text:p>
          </draw:text-box>
        </draw:frame>
        <draw:custom-shape draw:style-name="gr25" draw:text-style-name="P3" draw:layer="layout" svg:width="18.701cm" svg:height="1.101cm" svg:x="3.098cm" svg:y="2.1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901cm" svg:height="6.397cm" svg:x="4.199cm" svg:y="6.903cm">
          <text:p text:style-name="P3"><text:span text:style-name="T2">Category</text:span></text:p>
          <text:p text:style-name="P3"><text:span text:style-name="T2">File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Звичайний">
        <draw:frame draw:style-name="gr1" draw:text-style-name="P9" draw:layer="layout" svg:width="19cm" svg:height="2.5cm" svg:x="1.1cm" svg:y="1.102cm">
          <draw:text-box>
            <text:p><text:span text:style-name="T3">6. Settings tab</text:span></text:p>
          </draw:text-box>
        </draw:frame>
        <draw:custom-shape draw:style-name="gr2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1.899cm" svg:height="10.401cm" svg:x="9.5cm" svg:y="3.5cm">
          <text:p text:style-name="P7">Image pre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4.901cm" svg:height="3.098cm" svg:x="4.199cm" svg:y="3.402cm">
          <text:p text:style-name="P7">Categori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27.301cm" svg:height="4.399cm" svg:x="1.399cm" svg:y="15.601cm">
          <draw:text-box>
            <text:p><text:span text:style-name="T4">Here</text:span><text:span text:style-name="T5"> user can </text:span><text:span text:style-name="T4">change</text:span><text:span text:style-name="T5"> program settings, like UI language, Library path, an so on.</text:span></text:p>
            <text:p><text:span text:style-name="T4">Will be filled more options in future.</text:span></text:p>
          </draw:text-box>
        </draw:frame>
        <draw:custom-shape draw:style-name="gr26" draw:text-style-name="P8" draw:layer="layout" svg:width="4.901cm" svg:height="6.397cm" svg:x="4.199cm" svg:y="6.903cm">
          <text:p text:style-name="P7">Category</text:p>
          <text:p text:style-name="P7">File li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0" draw:border="0%"/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gradient draw:name="Фігури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2:11:09.629743509</meta:creation-date>
    <meta:generator>LibreOffice/6.4.7.2$Linux_X86_64 LibreOffice_project/40$Build-2</meta:generator>
    <dc:date>2022-05-15T22:05:35.777430037</dc:date>
    <meta:editing-duration>PT7H57M33S</meta:editing-duration>
    <meta:editing-cycles>24</meta:editing-cycles>
    <meta:print-date>2021-04-14T15:53:40.727842383</meta:print-date>
    <meta:document-statistic meta:object-count="45"/>
  </office:meta>
</office:document-meta>
</file>